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elBaum:</text:p>
      <text:p text:style-name="P2"/>
      <text:p text:style-name="P2">-Grundsätzliches Modell für Brettspiele (Rundenbasiertes)</text:p>
      <text:p text:style-name="P2"><text:tab/>-Kein Geschick</text:p>
      <text:p text:style-name="P2"><text:tab/>-Kein Zufall</text:p>
      <text:p text:style-name="P2"><text:tab/>-&gt; Alles berechenbar</text:p>
      <text:p text:style-name="P2"><text:tab/>-Schach am Anfang 20 züge -&gt; 1ter zug 2ter spieler 20*20 Spieler</text:p>
      <text:p text:style-name="P2">-&gt; Baum</text:p>
      <text:p text:style-name="P2"><text:tab/>-Oft symetrisch (Tic Tac Toe um 90° drehbar; Schach- Schwarz und Weiß gespiegelt)</text:p>
      <text:p text:style-name="P2"/>
      <text:p text:style-name="P2">Wie Benutzen?</text:p>
      <text:p text:style-name="P2"><text:tab/>-Wenn Alle gewinnen können, kann man einfach den Baum runtergehn</text:p>
      <text:p text:style-name="P2"><text:tab/>-Sonst verfolgen alle verschiedene Ziele</text:p>
      <text:p text:style-name="P2"><text:tab/>-Alle sind Egoistisch</text:p>
      <text:p text:style-name="P2"><text:tab/>-Einzelne Knoten Bewerten mit Bewertungsfunktion</text:p>
      <text:p text:style-name="P2"><text:tab/><text:tab/>-MiniMax-Algorithmus</text:p>
      <text:p text:style-name="P2"/>
      <text:p text:style-name="P2">Eigenschaften:</text:p>
      <text:p text:style-name="P2"><text:tab/>-endlich</text:p>
      <text:p text:style-name="P2"><text:tab/>-Kann mehrere Wege zur selben Stelle geben</text:p>
      <text:p text:style-name="P2"><text:tab/>-Zufall zerstört nutzen</text:p>
      <text:p text:style-name="P2"/>
      <text:p text:style-name="P2">MiniMax-Algorithmus:</text:p>
      <text:p text:style-name="P2"><text:tab/>Geg:</text:p>
      <text:p text:style-name="P2"><text:tab/><text:tab/>-Speilbaum bis zu bestimmter Tiefe gegeben</text:p>
      <text:p text:style-name="P2"><text:tab/>-&gt; Blätter bekommen Wert zugeschrieben(wie gut sie sind)</text:p>
      <text:p text:style-name="P2"><text:tab/>-Ein Spieler nimmt immer das Minimum von nächsten Zug</text:p>
      <text:p text:style-name="P2"><text:tab/>-Der andere nimmt Maximum</text:p>
      <text:p text:style-name="P2"><text:tab/>-Immer awechselnd ein Spieler anderer Spieler in den Blätern in den Ebenen</text:p>
      <text:p text:style-name="P2">Variante NegaMax:</text:p>
      <text:p text:style-name="P2"><text:tab/>-Jeden Zweite Zeile *-1 und dann immer das Maximum nehmen</text:p>
      <text:p text:style-name="P2">Suche Alpha Beta:</text:p>
      <text:p text:style-name="P2"><text:tab/>-zum Baum machen</text:p>
      <text:p text:style-name="P2"><text:tab/>-Denkt nur einen Zug vorraus bzw. Geht davon aus dass niemand vorrausdenkt</text:p>
      <text:p text:style-name="P2"><text:tab/>-Wenn ein 2 Knoten zur auswahl und die Das Schlechteste(Was der Gegner wählen wird) <text:tab/>von dem einen besser (für mich) <text:s/>ist als das irgendwas von dem anderen. Wird der 2te <text:tab/>garnich weiter angeschaut</text:p>
      <text:p text:style-name="P2"><text:tab/>-Baum wird von links nach rechts durchgegangen</text:p>
      <text:p text:style-name="P2"><text:tab/>-&gt; Sortierung sinnvoll, um möglichst viel vom Baum schnell zu verli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0M59S</meta:editing-duration>
    <meta:editing-cycles>15</meta:editing-cycles>
    <meta:generator>OpenOffice.org/3.4.1$Win32 OpenOffice.org_project/341m1$Build-9593</meta:generator>
    <dc:date>2014-06-25T13:04:57.07</dc:date>
    <meta:document-statistic meta:table-count="0" meta:image-count="0" meta:object-count="0" meta:page-count="1" meta:paragraph-count="33" meta:word-count="200" meta:character-count="1353"/>
    <meta:user-defined meta:name="Info 1"/>
    <meta:user-defined meta:name="Info 2"/>
    <meta:user-defined meta:name="Info 3"/>
    <meta:user-defined meta:name="Info 4"/>
  </office:meta>
</office:document-meta>
</file>